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23c908b0-d0eb-ea70-ae34-f9a6130a3d0c"/>    </text:p>
      <text:p text:style-name="Text_20_body"/>
      <text:list xml:id="list6709299567930450305" text:style-name="L1">
        <text:list-item>
          <text:p text:style-name="P2">Ampliar a percepção do aluno;</text:p>
        </text:list-item>
      </text:list>
      <text:p text:style-name="Text_20_body"/>
      <text:list xml:id="list6882807566124996843" text:style-name="L2">
        <text:list-item>
          <text:p text:style-name="P3">Auxiliar o usuário a realizar tarefas reais;</text:p>
        </text:list-item>
      </text:list>
      <text:p text:style-name="Text_20_body"/>
      <text:list xml:id="list5683535218356695303" text:style-name="L3">
        <text:list-item>
          <text:p text:style-name="P4">Mostrar ao usuário informações que não estão presentes realmente;</text:p>
        </text:list-item>
      </text:list>
      <text:p text:style-name="Text_20_body"/>
      <text:list xml:id="list3292330503835229110" text:style-name="L4">
        <text:list-item>
          <text:p text:style-name="P5">Permitir novas formas de interação entre homem-máquin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1:40:54.581933507</meta:creation-date>
    <dc:date>2017-01-24T11:41:24.636151272</dc:date>
    <meta:editing-duration>PT31S</meta:editing-duration>
    <meta:editing-cycles>1</meta:editing-cycles>
    <meta:document-statistic meta:table-count="0" meta:image-count="0" meta:object-count="0" meta:page-count="1" meta:paragraph-count="5" meta:word-count="32" meta:character-count="201" meta:non-whitespace-character-count="173"/>
    <meta:generator>LibreOffice/5.2.2.2$Linux_X86_64 LibreOffice_project/20m0$Build-2</meta:generator>
  </office:meta>
</office:document-meta>
</file>